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  <style:font-face style:name="等线" svg:font-family="等线" style:font-pitch="variable"/>
    <style:font-face style:name="等线 Light" svg:font-family="'等线 Light'"/>
    <style:font-face style:name="等线1" svg:font-family="等线"/>
    <style:font-face style:name="等线2" svg:font-family="等线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Breadcrumb_20__28_Auto-generated_29_">
      <style:graphic-properties draw:auto-grow-height="true" draw:auto-grow-width="true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notes">
      <style:graphic-properties draw:fill-color="#ffffff" fo:min-height="13.364cm"/>
      <style:paragraph-properties style:writing-mode="lr-tb"/>
    </style:style>
    <style:style style:name="pr7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空白-notes">
      <style:graphic-properties draw:fill-color="#ffffff" fo:min-height="13.364cm"/>
      <style:paragraph-properties style:writing-mode="lr-tb"/>
    </style:style>
    <style:style style:name="pr12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标题和内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节标题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节标题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节标题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等线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style:text-line-through-style="none" style:text-line-through-type="none" style:text-position="0% 100%" style:font-name="等线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等线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等线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111111" loext:opacity="100%"/>
    </style:style>
    <style:style style:name="T6" style:family="text">
      <style:text-properties fo:color="#cfcfcf" loext:opacity="100%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Presentation" draw:style-name="dp1" draw:master-page-name="标题幻灯片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y Presentation</text:span></text:p>
          </draw:text-box>
        </draw:frame>
        <draw:frame draw:name="副标题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y Name</text:span></text:p>
          </draw:text-box>
        </draw:frame>
        <draw:custom-shape draw:name="文本框 3" draw:style-name="gr1" draw:text-style-name="P6" draw:layer="layout" svg:width="7.139cm" svg:height="1.013cm" svg:x="6.985cm" svg:y="-2.768cm">
          <text:p text:style-name="P5"><text:span text:style-name="T3">#bcy 4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bcx 5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6" draw:layer="layout" svg:width="7.139cm" svg:height="1.013cm" svg:x="13.363cm" svg:y="-2.64cm">
          <text:p text:style-name="P5"><text:span text:style-name="T3">#root My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1" draw:text-style-name="P6" draw:layer="layout" svg:width="7.139cm" svg:height="1.013cm" svg:x="19.953cm" svg:y="-1.999cm">
          <text:p text:style-name="P5"><text:span text:style-name="T3">#bc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1" draw:text-style-name="P6" draw:layer="layout" svg:width="7.139cm" svg:height="1.013cm" svg:x="21.985cm" svg:y="-3.114cm">
          <text:p text:style-name="P5"><text:span text:style-name="T3">#bct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ay’s Topic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oday’s Topics</text:span></text:p>
          </draw:text-box>
        </draw:frame>
        <draw:frame draw:name="内容占位符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Introduction</text:p>
              </text:list-item>
              <text:list-item>
                <text:p>Principles</text:p>
              </text:list-item>
              <text:list-item>
                <text:p>Case Studies</text:p>
              </text:list-item>
              <text:list-item>
                <text:p>Issues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内容占位符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5">Introduction</text:span></text:p>
                <text:list>
                  <text:list-item>
                    <text:p><text:span text:style-name="T6">Background</text:span></text:p>
                  </text:list-item>
                  <text:list-item>
                    <text:p><text:span text:style-name="T6">Point of View</text:span></text:p>
                  </text:list-item>
                </text:list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1.486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Background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of View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int of View</text:span></text:p>
          </draw:text-box>
        </draw:frame>
        <draw:frame draw:name="内容占位符 2" presentation:style-name="pr9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6">Introduction</text:span></text:p>
                <text:list>
                  <text:list-item>
                    <text:p><text:span text:style-name="T6">Background</text:span></text:p>
                  </text:list-item>
                  <text:list-item>
                    <text:p><text:span text:style-name="T5">Point of View</text:span></text:p>
                  </text:list-item>
                </text:list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4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6" draw:layer="layout" svg:width="7.139cm" svg:height="1.013cm" svg:x="7.564cm" svg:y="-1.775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of View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int of View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frame draw:style-name="gr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le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inciples</text:span></text:p>
          </draw:text-box>
        </draw:frame>
        <draw:frame draw:name="内容占位符 2" presentation:style-name="pr10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6">Introduction</text:span></text:p>
              </text:list-item>
              <text:list-item>
                <text:p><text:span text:style-name="T5">Principles</text:span></text:p>
                <text:list>
                  <text:list-item>
                    <text:p><text:span text:style-name="T6">Customer Focus</text:span></text:p>
                  </text:list-item>
                  <text:list-item>
                    <text:p><text:span text:style-name="T6">Leadership Commitment</text:span></text:p>
                  </text:list-item>
                  <text:list-item>
                    <text:p><text:span text:style-name="T6">Media Partnership</text:span></text:p>
                  </text:list-item>
                </text:list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1.157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les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incipl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er Focu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ustomer Focu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空白">
        <draw:frame draw:name="图表 5" draw:style-name="gr4" draw:text-style-name="P13" draw:layer="layout" svg:width="22.577cm" svg:height="15.051cm" svg:x="5.644cm" svg:y="1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文本框 6" draw:style-name="gr1" draw:text-style-name="P6" draw:layer="layout" svg:width="7.139cm" svg:height="1.013cm" svg:x="2.568cm" svg:y="-2.512cm">
          <text:p text:style-name="P5"><text:span text:style-name="T3">#no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ership Commitment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eadership Commitment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dia Partnership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edia Partnership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ie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Studies</text:span></text:p>
          </draw:text-box>
        </draw:frame>
        <draw:frame draw:name="内容占位符 2" presentation:style-name="pr12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6">Introduction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5">Case Studies</text:span></text:p>
                <text:list>
                  <text:list-item>
                    <text:p><text:span text:style-name="T6">Case 1</text:span></text:p>
                  </text:list-item>
                  <text:list-item>
                    <text:p><text:span text:style-name="T6">Case 2</text:span></text:p>
                  </text:list-item>
                </text:list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ies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Studi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1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1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1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1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 2</text:span></text:p>
              </text:list-item>
            </text:list>
          </draw:text-box>
        </draw:frame>
        <draw:frame draw:style-name="gr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2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2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onal Information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Additional Information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bc Steering a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4.308cm" svg:height="0.916cm" svg:x="5cm" svg:y="0.44cm">
          <draw:text-box>
            <text:p>Steering away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ssues</text:span></text:p>
          </draw:text-box>
        </draw:frame>
        <draw:frame draw:name="内容占位符 2" presentation:style-name="pr13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6">Introduction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5">Issues</text:span></text:p>
                <text:list>
                  <text:list-item>
                    <text:p><text:span text:style-name="T6">Seriousness</text:span></text:p>
                  </text:list-item>
                  <text:list-item>
                    <text:p><text:span text:style-name="T6">Consequences</text:span></text:p>
                  </text:list-item>
                </text:list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ssu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ousnes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eriousnes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8.084cm" svg:height="0.916cm" svg:x="5cm" svg:y="0.44cm">
          <draw:text-box>
            <text:p>My Presentation &gt; Issu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equences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onsequenc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8.084cm" svg:height="0.916cm" svg:x="5cm" svg:y="0.44cm">
          <draw:text-box>
            <text:p>My Presentation &gt; Issu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ummary</text:span></text:p>
          </draw:text-box>
        </draw:frame>
        <draw:frame draw:name="内容占位符 2" presentation:style-name="pr14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Introduction</text:p>
              </text:list-item>
              <text:list-item>
                <text:p>Principles</text:p>
              </text:list-item>
              <text:list-item>
                <text:p>Case Studies</text:p>
              </text:list-item>
              <text:list-item>
                <text:p>Issues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3.951cm" svg:y="-3.302cm">
          <text:p text:style-name="P5"><text:span text:style-name="T3">#t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popto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 (2)" draw:style-name="dp1" draw:master-page-name="标题和内容" presentation:presentation-page-layout-name="AL2T11"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ummary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p text:style-name="P14"><text:span text:style-name="T7">Cont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节标题">
        <draw:frame draw:name="标题 1" presentation:style-name="pr15" draw:text-style-name="P2" draw:layer="layout" svg:width="29.209cm" svg:height="7.923cm" svg:x="2.311cm" svg:y="4.749cm" presentation:class="title" presentation:user-transformed="true">
          <draw:text-box>
            <text:p text:style-name="P8"><text:span text:style-name="T1">Thank you!</text:span></text:p>
          </draw:text-box>
        </draw:frame>
        <draw:frame draw:name="文本占位符 3" presentation:style-name="pr16" draw:text-style-name="P15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  <style:font-face style:name="等线" svg:font-family="等线" style:font-pitch="variable"/>
    <style:font-face style:name="等线 Light" svg:font-family="'等线 Light'"/>
    <style:font-face style:name="等线1" svg:font-family="等线"/>
    <style:font-face style:name="等线2" svg:font-family="等线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readcrumb_20__28_Auto-generated_29_" style:display-name="Breadcrumb (Auto-generated)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textarea-horizontal-align="left" draw:textarea-vertical-align="top"/>
      <style:text-properties style:font-name="等线2" fo:font-family="等线" style:font-style-name="Regular" style:font-pitch="variable" style:font-name-asian="等线2" style:font-family-asian="等线" style:font-style-name-asian="Regular" style:font-pitch-asian="variabl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false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空白-background" style:family="presentation">
      <style:graphic-properties draw:stroke="none" draw:fill="solid" draw:fill-color="#ffffff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false" style:shrink-to-fit="true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节标题-background" style:family="presentation">
      <style:graphic-properties draw:stroke="none" draw:fill="solid" draw:fill-color="#ffffff"/>
      <style:text-properties style:letter-kerning="true"/>
    </style:style>
    <style:style style:name="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节标题-outline1" style:family="presentation">
      <style:graphic-properties draw:stroke="none" draw:fill="none" draw:auto-grow-height="false" draw:fit-to-size="false" style:shrink-to-fit="true">
        <text:list-style style:name="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节标题-outline2" style:family="presentation" style:parent-style-name="节标题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节标题-outline3" style:family="presentation" style:parent-style-name="节标题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4" style:family="presentation" style:parent-style-name="节标题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5" style:family="presentation" style:parent-style-name="节标题-outline4">
      <style:paragraph-properties fo:margin-top="0.1cm" fo:margin-bottom="0cm"/>
      <style:text-properties fo:font-size="20pt" style:font-size-asian="20pt" style:font-size-complex="20pt"/>
    </style:style>
    <style:style style:name="节标题-outline6" style:family="presentation" style:parent-style-name="节标题-outline5">
      <style:paragraph-properties fo:margin-top="0.1cm" fo:margin-bottom="0cm"/>
      <style:text-properties fo:font-size="20pt" style:font-size-asian="20pt" style:font-size-complex="20pt"/>
    </style:style>
    <style:style style:name="节标题-outline7" style:family="presentation" style:parent-style-name="节标题-outline6">
      <style:paragraph-properties fo:margin-top="0.1cm" fo:margin-bottom="0cm"/>
      <style:text-properties fo:font-size="20pt" style:font-size-asian="20pt" style:font-size-complex="20pt"/>
    </style:style>
    <style:style style:name="节标题-outline8" style:family="presentation" style:parent-style-name="节标题-outline7">
      <style:paragraph-properties fo:margin-top="0.1cm" fo:margin-bottom="0cm"/>
      <style:text-properties fo:font-size="20pt" style:font-size-asian="20pt" style:font-size-complex="20pt"/>
    </style:style>
    <style:style style:name="节标题-outline9" style:family="presentation" style:parent-style-name="节标题-outline8">
      <style:paragraph-properties fo:margin-top="0.1cm" fo:margin-bottom="0cm"/>
      <style:text-properties fo:font-size="20pt" style:font-size-asian="20pt" style:font-size-complex="20pt"/>
    </style:style>
    <style:style style:name="节标题-subtitle" style:family="presentation">
      <style:graphic-properties draw:stroke="none" draw:fill="none" draw:textarea-vertical-align="middle">
        <text:list-style style:name="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节标题-title" style:family="presentation">
      <style:graphic-properties draw:stroke="none" draw:fill="none" draw:textarea-vertical-align="middle">
        <text:list-style style:name="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1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空白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空白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空白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节标题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节标题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节标题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节标题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节标题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等线 Light" fo:font-size="60pt" fo:letter-spacing="normal" fo:font-style="normal" style:text-underline-style="none" fo:font-weight="normal" fo:background-color="transparen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等线1" fo:font-size="12pt" fo:letter-spacing="normal" fo:font-style="normal" style:text-underline-style="none" fo:font-weight="normal" fo:background-color="transparent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等线 Light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28pt" fo:letter-spacing="normal" fo:font-style="normal" style:text-underline-style="none" fo:font-weight="normal" fo:background-color="transparent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20pt" fo:letter-spacing="normal" fo:font-style="normal" style:text-underline-style="none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等线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等线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单击此处编辑母版标题样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标题和内容" style:page-layout-name="PM1" draw:style-name="Mdp1">
      <draw:frame draw:name="标题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单击此处编辑母版标题样式</text:span></text:p>
        </draw:text-box>
      </draw:frame>
      <draw:frame draw:name="内容占位符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页脚占位符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灯片编号占位符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空白" style:page-layout-name="PM1" draw:style-name="Mdp1">
      <draw:frame draw:name="日期占位符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页脚占位符 2" presentation:style-name="Mpr1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灯片编号占位符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空白-title" draw:layer="backgroundobjects" svg:width="30.479cm" svg:height="3.18cm" svg:x="1.693cm" svg:y="0.76cm" presentation:class="title" presentation:placeholder="true">
        <draw:text-box/>
      </draw:frame>
      <draw:frame presentation:style-name="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空白-title" draw:layer="backgroundobjects" svg:width="19.798cm" svg:height="11.136cm" svg:x="0.6cm" svg:y="2.257cm" presentation:class="page"/>
        <draw:frame presentation:style-name="空白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节标题" style:page-layout-name="PM1" draw:style-name="Mdp1">
      <draw:frame draw:name="标题 1" presentation:style-name="Mpr13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单击此处编辑母版标题样式</text:span></text:p>
        </draw:text-box>
      </draw:frame>
      <draw:frame draw:name="文本占位符 2" presentation:style-name="Mpr14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单击此处编辑母版文本样式</text:span></text:p>
        </draw:text-box>
      </draw:frame>
      <draw:frame draw:name="日期占位符 3" presentation:style-name="Mpr1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页脚占位符 4" presentation:style-name="Mpr1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灯片编号占位符 5" presentation:style-name="Mpr1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节标题-title" draw:layer="backgroundobjects" svg:width="19.798cm" svg:height="11.136cm" svg:x="0.6cm" svg:y="2.257cm" presentation:class="page"/>
        <draw:frame presentation:style-name="节标题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y Presentation</dc:title>
    <meta:initial-creator>Feng Shun</meta:initial-creator>
    <meta:editing-cycles>29</meta:editing-cycles>
    <meta:creation-date>2022-05-03T05:53:34</meta:creation-date>
    <dc:date>2022-05-03T14:34:37.966000000</dc:date>
    <meta:editing-duration>PT10M2S</meta:editing-duration>
    <meta:generator>LibreOffice/7.3.2.2$Windows_X86_64 LibreOffice_project/49f2b1bff42cfccbd8f788c8dc32c1c309559be0</meta:generator>
    <meta:document-statistic meta:object-count="197"/>
    <meta:user-defined meta:name="AppVersion">16.0000</meta:user-defined>
    <meta:user-defined meta:name="PresentationFormat">宽屏</meta:user-defined>
    <meta:user-defined meta:name="Slides" meta:value-type="float">26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595959" style:text-position="0% 100%" fo:font-family="等线" fo:font-size="18.6200008392334pt" fo:language="en" fo:country="US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等线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等线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等线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578cm" svg:height="15.052cm" xlink:href="." xlink:type="simple" chart:class="chart:bar" chart:style-name="ch1">
        <chart:title svg:x="10.398cm" svg:y="0.437cm" chart:style-name="ch2">
          <text:p>Chart</text:p>
        </chart:title>
        <chart:legend chart:legend-position="bottom" svg:x="8.275cm" svg:y="14.405cm" style:legend-expansion="wide" chart:style-name="ch3"/>
        <chart:plot-area chart:style-name="ch4" chart:data-source-has-labels="both" svg:x="0.451cm" svg:y="1.809cm" svg:width="21.676cm" svg:height="12.111cm">
          <chart:coordinate-region svg:x="0.785cm" svg:y="2.032cm" svg:width="21.342cm" svg:height="11.34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